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CheckTest1_K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CheckTest2_OK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CheckTest3_DbOk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Test1_Creation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Test2_DB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Test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Test4_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Test4_JaMuz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Test4_New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1_K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2_DB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3_JaMuz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4_1stMerge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5_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5_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5_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5_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5_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5_JaMuz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6_New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7_K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8_OK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9_DbOk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10_NoSyn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ergeDevice11_Syn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  <table:table table:style-name="ta0" table:name="MusicBrainz_REFERENCE_DO_NOT_MODIFY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office:value-type="string">
            <text:p>artist</text:p>
          </table:table-cell>
          <table:table-cell office:value-type="string">
            <text:p>albumArtist</text:p>
          </table:table-cell>
          <table:table-cell office:value-type="string">
            <text:p>album</text:p>
          </table:table-cell>
          <table:table-cell office:value-type="string">
            <text:p>title</text:p>
          </table:table-cell>
          <table:table-cell office:value-type="string">
            <text:p>sourceFile</text:p>
          </table:table-cell>
          <table:table-cell office:value-type="string">
            <text:p>discNo</text:p>
          </table:table-cell>
          <table:table-cell office:value-type="string">
            <text:p>discTotal</text:p>
          </table:table-cell>
          <table:table-cell office:value-type="string">
            <text:p>trackNo</text:p>
          </table:table-cell>
          <table:table-cell office:value-type="string">
            <text:p>trackTotal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BPM</text:p>
          </table:table-cell>
          <table:table-cell office:value-type="string">
            <text:p>nbCovers</text:p>
          </table:table-cell>
          <table:table-cell office:value-type="string">
            <text:p>comment</text:p>
          </table:table-cell>
          <table:table-cell office:value-type="string">
            <text:p>deleted</text:p>
          </table:table-cell>
          <table:table-cell office:value-type="string">
            <text:p>checkedFlag</text:p>
          </table:table-cell>
          <table:table-cell office:value-type="string">
            <text:p>playCounter</text:p>
          </table:table-cell>
          <table:table-cell office:value-type="string">
            <text:p>rating</text:p>
          </table:table-cell>
          <table:table-cell office:value-type="string">
            <text:p>addedDate</text:p>
          </table:table-cell>
          <table:table-cell office:value-type="string">
            <text:p>lastPlayed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Intr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Twista Yo Bod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bsolute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Keep It Gangsta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un on Up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roupie Luv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onely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nother Summer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213 tha Gangsta Cl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Gotta Find a Wa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 feat. Boki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Ups &amp; Downs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Joysticc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Dave Chappelle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Rick James (interlude)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ary Jane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LK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Lil Girl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My Dirty Ho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Appreciation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 office:value-type="string">
            <text:p>track</text:p>
          </table:table-cell>
          <table:table-cell office:value-type="string">
            <text:p>213</text:p>
          </table:table-cell>
          <table:table-cell office:value-type="string">
            <text:p>213</text:p>
          </table:table-cell>
          <table:table-cell office:value-type="string">
            <text:p>The Hard Way</text:p>
          </table:table-cell>
          <table:table-cell office:value-type="string">
            <text:p>So Fly</text:p>
          </table:table-cell>
          <table:table-cell office:value-type="string">
            <text:p>1min.mp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>
            <text:p>2004</text:p>
          </table:table-cell>
          <table:table-cell/>
          <table:table-cell office:value-type="string">
            <text:p>0</text:p>
          </table:table-cell>
          <table:table-cell office:value-type="string">
            <text:p>0</text:p>
          </table:table-cell>
          <table:table-cell/>
          <table:table-cell office:value-type="string">
            <text:p>0</text:p>
          </table:table-cell>
          <table:table-cell office:value-type="string">
            <text:p>UNCHECKED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1970-01-01 00:00:00</text:p>
          </table:table-cell>
          <table:table-cell office:value-type="string">
            <text:p>1970-01-01 00:00:00</text:p>
          </table:table-cell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result</text:p>
          </table:table-cell>
          <table:table-cell office:value-type="string">
            <text:p>value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nbFiles</text:p>
          </table:table-cell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hasID3v1</text:p>
          </table:table-cell>
          <table:table-cell office:value-type="string">
            <text:p>ok</text:p>
          </table:table-cell>
          <table:table-cell office:value-type="string">
            <text:p>Non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isReplayGainDone</text:p>
          </table:table-cell>
          <table:table-cell office:value-type="string">
            <text:p>ok</text:p>
          </table:table-cell>
          <table:table-cell office:value-type="string">
            <text:p>Oui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ver</text:p>
          </table:table-cell>
          <table:table-cell office:value-type="string">
            <text:p>ko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itRate</text:p>
          </table:table-cell>
          <table:table-cell office:value-type="string">
            <text:p>ok</text:p>
          </table:table-cell>
          <table:table-cell office:value-type="string">
            <text:p>{IGNORE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length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siz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forma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isc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rackNoFull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commen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rtist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title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bpm</text:p>
          </table:table-cell>
          <table:table-cell office:value-type="string">
            <text:p>ok</text:p>
          </table:table-cell>
          <table:table-cell office:value-type="string">
            <text:p>{N/A}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year</text:p>
          </table:table-cell>
          <table:table-cell office:value-type="string">
            <text:p>ok</text:p>
          </table:table-cell>
          <table:table-cell office:value-type="string">
            <text:p>2004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genre</text:p>
          </table:table-cell>
          <table:table-cell office:value-type="string">
            <text:p>ko</text:p>
          </table:table-cell>
          <table:table-cell table:number-columns-repeated="18"/>
        </table:table-row>
        <table:table-row>
          <table:table-cell office:value-type="string">
            <text:p>result</text:p>
          </table:table-cell>
          <table:table-cell office:value-type="string">
            <text:p>albumArtist</text:p>
          </table:table-cell>
          <table:table-cell office:value-type="string">
            <text:p>ok</text:p>
          </table:table-cell>
          <table:table-cell office:value-type="string">
            <text:p>213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album</text:p>
          </table:table-cell>
          <table:table-cell office:value-type="string">
            <text:p>ok</text:p>
          </table:table-cell>
          <table:table-cell office:value-type="string">
            <text:p>The Hard Way</text:p>
          </table:table-cell>
          <table:table-cell table:number-columns-repeated="17"/>
        </table:table-row>
        <table:table-row>
          <table:table-cell office:value-type="string">
            <text:p>result</text:p>
          </table:table-cell>
          <table:table-cell office:value-type="string">
            <text:p>duplicates</text:p>
          </table:table-cell>
          <table:table-cell office:value-type="string">
            <text:p>ok</text:p>
          </table:table-cell>
          <table:table-cell table:number-columns-repeated="18"/>
        </table:table-row>
        <table:table-row>
          <table:table-cell/>
          <table:table-cell office:value-type="string">
            <text:p>key</text:p>
          </table:table-cell>
          <table:table-cell office:value-type="string">
            <text:p>value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ndex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Path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idFirstFile</text:p>
          </table:table-cell>
          <table:table-cell office:value-type="string">
            <text:p>-1</text:p>
          </table:table-cell>
          <table:table-cell table:number-columns-repeated="18"/>
        </table:table-row>
        <table:table-row>
          <table:table-cell office:value-type="string">
            <text:p>process</text:p>
          </table:table-cell>
          <table:table-cell office:value-type="string">
            <text:p>location</text:p>
          </table:table-cell>
          <table:table-cell office:value-type="string">
            <text:p>location.add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